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1717in"/>
    </style:style>
    <style:style style:name="co3" style:family="table-column">
      <style:table-column-properties fo:break-before="auto" style:column-width="1.24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994"/>
        </table:table-row>
        <table:table-row table:style-name="ro1">
          <table:table-cell table:style-name="ce1" office:value-type="float" office:value="104291" calcext:value-type="float">
            <text:p>104291</text:p>
          </table:table-cell>
          <table:table-cell table:style-name="ce2" office:value-type="string" calcext:value-type="string">
            <text:p>Alberto Nikolaus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>
          <table:table-cell table:style-name="ce1" office:value-type="float" office:value="132028" calcext:value-type="float">
            <text:p>132028</text:p>
          </table:table-cell>
          <table:table-cell table:style-name="ce2" office:value-type="string" calcext:value-type="string">
            <text:p>Dixie Rippin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>
          <table:table-cell table:style-name="ce1" office:value-type="float" office:value="106212" calcext:value-type="float">
            <text:p>106212</text:p>
          </table:table-cell>
          <table:table-cell table:style-name="ce2" office:value-type="string" calcext:value-type="string">
            <text:p>Ryan Bailey</text:p>
          </table:table-cell>
          <table:table-cell office:value-type="string" calcext:value-type="string">
            <text:p>TMS2S1N0716</text:p>
          </table:table-cell>
          <table:table-cell table:number-columns-repeated="4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number-columns-repeated="6" table:style-name="ce2" office:value-type="string" calcext:value-type="string">
            <text:p>TMS2S1N0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string" calcext:value-type="string">
            <text:p>TMS2S1N0716</text:p>
          </table:table-cell>
          <table:table-cell table:number-columns-repeated="99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3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2-09-12T03:27:57</meta:creation-date>
    <dc:date>2023-05-04T14:58:04.197852469</dc:date>
    <meta:generator>LibreOffice/7.3.7.2$Linux_X86_64 LibreOffice_project/30$Build-2</meta:generator>
    <meta:editing-duration>PT5M38S</meta:editing-duration>
    <meta:editing-cycles>3</meta:editing-cycles>
    <meta:document-statistic meta:table-count="1" meta:cell-count="120" meta:object-count="0"/>
    <meta:user-defined meta:name="AppVersion">16.0300</meta:user-defined>
  </office:meta>
</office:document-meta>
</file>